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8cm" svg:height="1.5cm" svg:x="0cm" svg:y="1cm">
          <text:p text:style-name="P1">TOOL_IMPLEMENT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1.5cm" svg:x="10.5cm" svg:y="1cm">
          <text:p text:style-name="P1">GLUELET_INSTAN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2cm" svg:x="8.5cm" svg:y="1cm">
          <text:p text:style-name="P1">1: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0cm" svg:y1="2cm" svg:x2="10.5cm" svg:y2="2cm">
          <text:p/>
        </draw:line>
        <draw:line draw:style-name="gr4" draw:text-style-name="P1" draw:layer="layout" svg:x1="8cm" svg:y1="2cm" svg:x2="8.5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Alfonso Velasco Villanueva</meta:initial-creator>
    <meta:creation-date>2010-03-17T09:45:03.36</meta:creation-date>
    <dc:date>2010-04-21T14:08:35.06</dc:date>
    <dc:creator>David Alfonso Velasco Villanueva</dc:creator>
    <meta:editing-duration>PT00H21M19S</meta:editing-duration>
    <meta:editing-cycles>6</meta:editing-cycles>
    <meta:generator>OpenOffice.org/3.2$Win32 OpenOffice.org_project/320m12$Build-9483</meta:generator>
    <meta:document-statistic meta:object-count="5"/>
  </office:meta>
</office:document-meta>
</file>